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52" calcext:value-type="float">
            <text:p>352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07339449541284" calcext:value-type="percentage">
            <text:p>80,73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3:13:50.795149684</dc:date>
    <meta:editing-duration>P1DT10H4M55S</meta:editing-duration>
    <meta:editing-cycles>156</meta:editing-cycles>
    <meta:generator>LibreOffice/5.4.1.2.0$Linux_X86_64 LibreOffice_project/40m0$Build-2</meta:generator>
    <meta:document-statistic meta:table-count="2" meta:cell-count="1442" meta:object-count="0"/>
  </office:meta>
</office:document-meta>
</file>